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weight="bold" officeooo:rsid="000e35f0" officeooo:paragraph-rsid="000e35f0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rsid="000e35f0" officeooo:paragraph-rsid="000e35f0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weight="bold" officeooo:rsid="0010d028" officeooo:paragraph-rsid="0010d028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bold" officeooo:rsid="0010d028" officeooo:paragraph-rsid="0010d028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weight="bold" officeooo:rsid="00157d0c" officeooo:paragraph-rsid="00157d0c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bold" officeooo:rsid="001737fe" officeooo:paragraph-rsid="001737f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weight="bold" officeooo:rsid="001737fe" officeooo:paragraph-rsid="001737fe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90404" officeooo:paragraph-rsid="00190404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text-position="0% 100%" style:font-name="Times New Roman" fo:font-weight="bold" officeooo:rsid="00157d0c" officeooo:paragraph-rsid="00157d0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text-position="0% 100%" style:font-name="Times New Roman" fo:font-weight="bold" officeooo:rsid="00157d0c" officeooo:paragraph-rsid="00157d0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ade" style:font-weight-asian="normal" style:font-weight-complex="normal"/>
    </style:style>
    <style:style style:name="T3" style:family="text">
      <style:text-properties fo:font-size="12pt" fo:font-weight="normal" officeooo:rsid="000e9ade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size="12pt" fo:font-style="normal" fo:font-weight="normal" officeooo:rsid="000e9ade" style:font-size-asian="12pt" style:font-style-asian="normal" style:font-weight-asian="normal" style:font-size-complex="12pt" style:font-weight-complex="normal"/>
    </style:style>
    <style:style style:name="T6" style:family="text">
      <style:text-properties fo:font-size="12pt" fo:font-style="normal" fo:font-weight="normal" officeooo:rsid="00190404" style:font-size-asian="12pt" style:font-style-asian="normal" style:font-weight-asian="normal" style:font-size-complex="12pt" style:font-weight-complex="normal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style:text-position="0% 100%" fo:font-size="12pt" fo:font-style="normal" fo:font-weight="normal" officeooo:rsid="001619ea" style:font-size-asian="12pt" style:font-style-asian="normal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a<text:span text:style-name="T1">: Recalcular y graficar la DEP para</text:span><text:span text:style-name="T1"><draw:frame draw:style-name="fr1" draw:name="Objeto5" text:anchor-type="as-char" svg:y="-0.437cm" svg:width="3.489cm" svg:height="0.59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con </text:span><text:span text:style-name="T5">α = 1.1.</text:span></text:p>
      <text:p text:style-name="P7"><text:span text:style-name="T5">S</text:span><text:span text:style-name="T4">e calcula la media y la varianza para la nueva distribuciòn de A</text:span><text:span text:style-name="T9">n</text:span><text:span text:style-name="T11">, </text:span><text:span text:style-name="T12">los cuales son los únicos parámetros de la DEP afectados por la distribución:</text:span></text:p>
      <text:p text:style-name="P11"><text:span text:style-name="T7">Nota</text:span><text:span text:style-name="T4">: se escribe a la esperanza como α</text:span><text:span text:style-name="T9">A</text:span><text:span text:style-name="T4"> para evitar confusiones con α.</text:span></text:p>
      <text:p text:style-name="P12"><text:span text:style-name="T4"><draw:frame draw:style-name="fr1" draw:name="Objeto8" text:anchor-type="as-char" svg:y="-0.386cm" svg:width="6.435cm" svg:height="0.5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12"><draw:frame draw:style-name="fr1" draw:name="Objeto9" text:anchor-type="as-char" svg:y="-0.66cm" svg:width="11.508cm" svg:height="1.03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2"><draw:frame draw:style-name="fr1" draw:name="Objeto10" text:anchor-type="as-char" svg:y="-0.66cm" svg:width="10.246cm" svg:height="1.03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2"><draw:frame draw:style-name="fr1" draw:name="Objeto11" text:anchor-type="as-char" svg:y="-0.386cm" svg:width="2.475cm" svg:height="0.54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2"/>
      <text:p text:style-name="P12"><draw:frame draw:style-name="fr1" draw:name="Objeto12" text:anchor-type="as-char" svg:y="-0.437cm" svg:width="7.123cm" svg:height="0.591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2"><draw:frame draw:style-name="fr1" draw:name="Objeto13" text:anchor-type="as-char" svg:y="-0.711cm" svg:width="12.063cm" svg:height="1.08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"><text:span text:style-name="T5"><draw:frame draw:style-name="fr1" draw:name="Objeto14" text:anchor-type="as-char" svg:y="-0.711cm" svg:width="18cm" svg:height="1.08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2"><text:span text:style-name="T5"><draw:frame draw:style-name="fr1" draw:name="Objeto15" text:anchor-type="as-char" svg:y="-0.437cm" svg:width="2.826cm" svg:height="0.59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<text:p text:style-name="P9"><text:span text:style-name="T5">S</text:span><text:span text:style-name="T4">e reemplazan los nuevos valores en la fórmula de la DEP </text:span><text:span text:style-name="T6">(en principio en banda base)</text:span><text:span text:style-name="T4">:</text:span></text:p>
      <text:p text:style-name="P8"><text:span text:style-name="T4"><draw:frame draw:style-name="fr1" draw:name="Objeto17" text:anchor-type="as-char" svg:y="-0.711cm" svg:width="15.685cm" svg:height="1.138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0"><text:span text:style-name="T4"><draw:frame draw:style-name="fr1" draw:name="Objeto16" text:anchor-type="as-char" svg:y="-0.711cm" svg:width="15.685cm" svg:height="1.138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1">Consigna<text:span text:style-name="T1">: Calcular y graficar Peb vs Eb/N0 para el caso de BPSK.</text:span></text:p>
      <text:p text:style-name="P3"><text:span text:style-name="T1"><draw:frame draw:style-name="fr2" draw:name="Objeto1" text:anchor-type="as-char" svg:y="-0.683cm" svg:width="2.893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con </text:span><text:span text:style-name="T1"><draw:frame draw:style-name="fr2" draw:name="Objeto2" text:anchor-type="as-char" svg:y="-0.386cm" svg:width="4.89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1">Dado que se tiene señalización bipolar: </text:span><text:span text:style-name="T1"><draw:frame draw:style-name="fr2" draw:name="Objeto3" text:anchor-type="as-char" svg:y="-0.377cm" svg:width="2.194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1"><draw:frame draw:style-name="fr2" draw:name="Objeto4" text:anchor-type="as-char" svg:y="-0.589cm" svg:width="13.547cm" svg:height="0.89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<text:p text:style-name="P5"><text:span text:style-name="T1">Reemplazando en la fórmula de E</text:span><text:span text:style-name="T8">Sd</text:span><text:span text:style-name="T10">: </text:span><text:span text:style-name="T10"><draw:frame draw:style-name="fr2" draw:name="Objeto6" text:anchor-type="as-char" svg:y="-0.386cm" svg:width="5.004cm" svg:height="0.5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6"><text:span text:style-name="T10"><draw:frame draw:style-name="fr2" draw:name="Objeto7" text:anchor-type="as-char" svg:y="-0.683cm" svg:width="4.911cm" svg:height="1.12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1"/>
      <text:p text:style-name="P1">Consigna<text:span text:style-name="T1">: Se modifica el BW al modificar la secuencia de amplitudes?</text:span></text:p>
      <text:p text:style-name="P1"><text:soft-page-break/></text:p>
      <text:p text:style-name="P1"/>
      <text:p text:style-name="P1">Consigna<text:span text:style-name="T1">: Calcular y graficar Peb vs Eb/N0 para el caso de las amplitudes modificadas. Cuanto es la degradación de Peb de el receptor óptimo de este sistema respecto a BPSK?</text:span></text:p>
      <text:p text:style-name="P1"/>
      <text:p text:style-name="P1"/>
      <text:p text:style-name="P1">Consigna<text:span text:style-name="T1">: Que diferencia se encuentra entre ambas señalizaciones? V</text:span><text:span text:style-name="T2">entajas / desventajas de cada una</text:span><text:span text:style-name="T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20:43:55.359000000</meta:creation-date>
    <dc:date>2021-09-29T23:04:12.139000000</dc:date>
    <meta:editing-duration>PT1H55M9S</meta:editing-duration>
    <meta:editing-cycles>9</meta:editing-cycles>
    <meta:generator>LibreOffice/6.1.3.2$Windows_X86_64 LibreOffice_project/86daf60bf00efa86ad547e59e09d6bb77c699acb</meta:generator>
    <meta:document-statistic meta:table-count="0" meta:image-count="0" meta:object-count="17" meta:page-count="2" meta:paragraph-count="23" meta:word-count="145" meta:character-count="841" meta:non-whitespace-character-count="704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i>A</mi>
            <msup>
              <mi>e</mi>
              <mi mathvariant="italic">jα</mi>
            </msup>
            <mi>,</mi>
            <mi>A</mi>
            <msup>
              <mi>e</mi>
              <mrow>
                <mo stretchy="false">−</mo>
                <mi mathvariant="italic">jα</mi>
              </mrow>
            </msup>
          </mrow>
        </mrow>
        <mo fence="true" stretchy="false">}</mo>
      </mrow>
    </mrow>
    <annotation encoding="StarMath 5.0">A_n ∈ lbrace {A e^jα,A e^-jα} rbrace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{</mo>
          <mrow>
            <mrow>
              <mi mathvariant="normal">ℑ</mi>
              <mrow>
                <mo fence="true" stretchy="false">(</mo>
                <mrow>
                  <mi mathvariant="italic">An</mi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i mathvariant="italic">Asen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sen</mi>
            </mrow>
            <mrow>
              <mo fence="true" stretchy="false">(</mo>
              <mrow>
                <mrow>
                  <mo stretchy="false">−</mo>
                  <mi>α</mi>
                </mrow>
              </mrow>
              <mo fence="true" stretchy="false">)</mo>
            </mrow>
          </mrow>
          <mn>2</mn>
        </mfrac>
        <mo stretchy="false">=</mo>
        <mfrac>
          <mrow>
            <mi mathvariant="italic">Asen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 mathvariant="italic">Asen</mi>
            </mrow>
            <mrow>
              <mo fence="true" stretchy="false">(</mo>
              <mrow>
                <mi>α</mi>
              </mrow>
              <mo fence="true" stretchy="false">)</mo>
            </mrow>
          </mrow>
          <mn>2</mn>
        </mfrac>
        <mo stretchy="false">=</mo>
        <mn>0</mn>
      </mrow>
    </mrow>
    <annotation encoding="StarMath 5.0">E lbrace {Im (An)} rbrace = {Asen( α )+Asen(-α)} over { 2 } = {Asen( α )-Asen(α)} over { 2 } = 0</annotation>
  </semantics>
</math>
</file>

<file path=Object 11/content.xml><?xml version="1.0" encoding="utf-8"?>
<math xmlns="http://www.w3.org/1998/Math/MathML" display="block">
  <semantics>
    <mrow>
      <mrow>
        <msub>
          <mi>α</mi>
          <mi>A</mi>
        </msub>
        <mo stretchy="false">=</mo>
        <mi mathvariant="italic">Acos</mi>
      </mrow>
      <mrow>
        <mo fence="true" stretchy="false">(</mo>
        <mrow>
          <mi>α</mi>
        </mrow>
        <mo fence="true" stretchy="false">)</mo>
      </mrow>
    </mrow>
    <annotation encoding="StarMath 5.0">α_A = Acos( α )</annotation>
  </semantics>
</math>
</file>

<file path=Object 12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i mathvariant="italic">Var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i mathvariant="italic">Var</mi>
      </mrow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+</mo>
        <mi mathvariant="italic">Var</mi>
      </mrow>
      <mrow>
        <mo fence="true" stretchy="false">{</mo>
        <mrow>
          <mrow>
            <mi mathvariant="normal">ℑ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row>
        <mo fence="true" stretchy="false">}</mo>
      </mrow>
    </mrow>
    <annotation encoding="StarMath 5.0">σ_A^2 = Var lbrace {A_n} rbrace = Var lbrace {Re(A_n)} rbrace + Var lbrace {Im(A_n)} rbrace</annotation>
  </semantics>
</math>
</file>

<file path=Object 13/content.xml><?xml version="1.0" encoding="utf-8"?>
<math xmlns="http://www.w3.org/1998/Math/MathML" display="block">
  <semantics>
    <mrow>
      <mi mathvariant="italic">Var</mi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sup>
              <mrow>
                <mo fence="true" stretchy="false">(</mo>
                <mrow>
                  <mrow>
                    <mi mathvariant="italic">Acos</mi>
                    <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ℜ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cos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α</mi>
                          </mrow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ℜ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n>0</mn>
      </mrow>
    </mrow>
    <annotation encoding="StarMath 5.0">Var lbrace {Re(A_n)} rbrace = {(Acos(α)- E lbrace {Re (An)} rbrace)^2 + (Acos(-α)- E lbrace {Re (An)} rbrace)^2} over { 2 } = 0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{</mo>
          <mrow>
            <mrow>
              <mi mathvariant="normal">ℑ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sup>
              <mrow>
                <mo fence="true" stretchy="false">(</mo>
                <mrow>
                  <mrow>
                    <mi mathvariant="italic">sen</mi>
                    <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ℑ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sen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α</mi>
                          </mrow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ℑ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frac>
          <mrow>
            <msup>
              <mrow>
                <mo fence="true" stretchy="false">(</mo>
                <mrow>
                  <mrow>
                    <mi mathvariant="italic">Ase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sen</mi>
                    <mrow>
                      <mo fence="true" stretchy="false">(</mo>
                      <mrow>
                        <mrow>
                          <mo stretchy="false">−</mo>
                          <mi>α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sup>
          <mi>A</mi>
          <mn>2</mn>
        </msup>
      </mrow>
      <msup>
        <mi mathvariant="italic">sen</mi>
        <mn>2</mn>
      </msup>
      <mrow>
        <mo fence="true" stretchy="false">(</mo>
        <mrow>
          <mi>α</mi>
        </mrow>
        <mo fence="true" stretchy="false">)</mo>
      </mrow>
    </mrow>
    <annotation encoding="StarMath 5.0">Var lbrace {Im(A_n)} rbrace = {(sen(α)- E lbrace {Im (An)} rbrace)^2 + (Asen(-α)- E lbrace {Im (An)} rbrace)^2} over { 2 } = {(Asen(α))^2 + (Asen(-α))^2} over { 2 } = A^{2}sen^2( α )</annotation>
  </semantics>
</math>
</file>

<file path=Object 15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sup>
          <mi>A</mi>
          <mn>2</mn>
        </msup>
      </mrow>
      <msup>
        <mi mathvariant="italic">Sen</mi>
        <mn>2</mn>
      </msup>
      <mrow>
        <mo fence="true" stretchy="false">(</mo>
        <mrow>
          <mi>α</mi>
        </mrow>
        <mo fence="true" stretchy="false">)</mo>
      </mrow>
    </mrow>
    <annotation encoding="StarMath 5.0">σ_A^2 = A^{2}Sen^2(  α)</annotation>
  </semantics>
</math>
</file>

<file path=Object 16/content.xml><?xml version="1.0" encoding="utf-8"?>
<math xmlns="http://www.w3.org/1998/Math/MathML" display="block">
  <semantics>
    <mrow>
      <msub>
        <mi>S</mi>
        <mi mathvariant="italic">xx</mi>
      </msub>
      <mrow>
        <mo fence="true" stretchy="false">(</mo>
        <mrow>
          <mi>f</mi>
        </mrow>
        <mo fence="true" stretchy="false">)</mo>
      </mrow>
      <mfrac>
        <mrow>
          <msup>
            <mi>A</mi>
            <mn>2</mn>
          </msup>
          <msup>
            <mi mathvariant="italic">sen</mi>
            <mn>2</mn>
          </msup>
          <mrow>
            <mo fence="true" stretchy="false">(</mo>
            <mrow>
              <mi>α</mi>
            </mrow>
            <mo fence="true" stretchy="false">)</mo>
          </mrow>
        </mrow>
        <mi mathvariant="italic">Br</mi>
      </mfrac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i mathvariant="italic">πf</mi>
              <mrow>
                <mn>2</mn>
                <mi mathvariant="italic">Br</mi>
              </mrow>
            </mfrac>
          </mrow>
          <mo fence="true" stretchy="false">)</mo>
        </mrow>
        <mo stretchy="false">+</mo>
        <mrow>
          <msup>
            <mi>A</mi>
            <mn>2</mn>
          </msup>
          <msup>
            <mi>cos</mi>
            <mn>2</mn>
          </msup>
          <mrow>
            <mo fence="true" stretchy="false">(</mo>
            <mrow>
              <mi>α</mi>
            </mrow>
            <mo fence="true" stretchy="false">)</mo>
          </mrow>
        </mrow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row>
        <munderover>
          <mo stretchy="false">∑</mo>
          <mrow>
            <mi>k</mi>
            <mo stretchy="false">=</mo>
            <mrow>
              <mo stretchy="false">−</mo>
              <mi mathvariant="normal">∞</mi>
            </mrow>
          </mrow>
          <mi mathvariant="normal">∞</mi>
        </munderover>
        <mi>δ</mi>
      </mrow>
      <mrow>
        <mo fence="true" stretchy="false">(</mo>
        <mrow>
          <mrow>
            <mrow>
              <mi>f</mi>
              <mo stretchy="false">−</mo>
              <mi>k</mi>
            </mrow>
            <mi mathvariant="italic">Br</mi>
          </mrow>
        </mrow>
        <mo fence="true" stretchy="false">)</mo>
      </mrow>
    </mrow>
    <annotation encoding="StarMath 5.0">S_{xx}(f){A^2 sen^{2}(α)} over {Br} sinc^2( {f} over {2Br} ) sen^2( {πf} over {2Br} ) + {A^2 cos^{2}(α)}sinc^2( {f} over {2Br} ) sen^2( {πf} over {2Br} ) sum from{k=- infinity } to{ infinity } δ(f-k Br)</annotation>
  </semantics>
</math>
</file>

<file path=Object 17/content.xml><?xml version="1.0" encoding="utf-8"?>
<math xmlns="http://www.w3.org/1998/Math/MathML" display="block">
  <semantics>
    <mrow>
      <msub>
        <mi>S</mi>
        <mi mathvariant="italic">xx</mi>
      </msub>
      <mrow>
        <mo fence="true" stretchy="false">(</mo>
        <mrow>
          <mi>f</mi>
        </mrow>
        <mo fence="true" stretchy="false">)</mo>
      </mrow>
      <mfrac>
        <mrow>
          <msup>
            <mi>A</mi>
            <mn>2</mn>
          </msup>
          <msup>
            <mi mathvariant="italic">sen</mi>
            <mn>2</mn>
          </msup>
          <mrow>
            <mo fence="true" stretchy="false">(</mo>
            <mrow>
              <mi>α</mi>
            </mrow>
            <mo fence="true" stretchy="false">)</mo>
          </mrow>
        </mrow>
        <mi mathvariant="italic">Br</mi>
      </mfrac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i mathvariant="italic">πf</mi>
              <mrow>
                <mn>2</mn>
                <mi mathvariant="italic">Br</mi>
              </mrow>
            </mfrac>
          </mrow>
          <mo fence="true" stretchy="false">)</mo>
        </mrow>
        <mo stretchy="false">+</mo>
        <mrow>
          <msup>
            <mi>A</mi>
            <mn>2</mn>
          </msup>
          <msup>
            <mi>cos</mi>
            <mn>2</mn>
          </msup>
          <mrow>
            <mo fence="true" stretchy="false">(</mo>
            <mrow>
              <mi>α</mi>
            </mrow>
            <mo fence="true" stretchy="false">)</mo>
          </mrow>
        </mrow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row>
        <munderover>
          <mo stretchy="false">∑</mo>
          <mrow>
            <mi>k</mi>
            <mo stretchy="false">=</mo>
            <mrow>
              <mo stretchy="false">−</mo>
              <mi mathvariant="normal">∞</mi>
            </mrow>
          </mrow>
          <mi mathvariant="normal">∞</mi>
        </munderover>
        <mi>δ</mi>
      </mrow>
      <mrow>
        <mo fence="true" stretchy="false">(</mo>
        <mrow>
          <mrow>
            <mrow>
              <mi>f</mi>
              <mo stretchy="false">−</mo>
              <mi>k</mi>
            </mrow>
            <mi mathvariant="italic">Br</mi>
          </mrow>
        </mrow>
        <mo fence="true" stretchy="false">)</mo>
      </mrow>
    </mrow>
    <annotation encoding="StarMath 5.0">S_{xx}(f){A^2 sen^{2}(α)} over {Br} sinc^2( {f} over {2Br} ) sen^2( {πf} over {2Br} ) + {A^2 cos^{2}(α)}sinc^2( {f} over {2Br} ) sen^2( {πf} over {2Br} ) sum from{k=- infinity } to{ infinity } δ(f-k Br)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o fence="true" stretchy="false">(</mo>
        <mrow>
          <msqrt>
            <mfrac>
              <msub>
                <mi>E</mi>
                <mi mathvariant="italic">Sd</mi>
              </msub>
              <mrow>
                <mn>2</mn>
                <msub>
                  <mi>N</mi>
                  <mi>o</mi>
                </msub>
              </mrow>
            </mfrac>
          </msqrt>
        </mrow>
        <mo fence="true" stretchy="false">)</mo>
      </mrow>
    </mrow>
    <annotation encoding="StarMath 5.0">P_Eb = Q( 	 sqrt{{E_Sd}over{2N_o}})</annotation>
  </semantics>
</math>
</file>

<file path=Object 3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n>1</mn>
          </msub>
          <mo stretchy="false">+</mo>
          <msub>
            <mi>E</mi>
            <mn>0</mn>
          </msub>
          <mo stretchy="false">−</mo>
          <mn>2</mn>
        </mrow>
      </mrow>
      <mi mathvariant="normal">ℜ</mi>
      <mrow>
        <mo fence="true" stretchy="false">(</mo>
        <mrow>
          <mrow>
            <msub>
              <mi>r</mi>
              <mrow>
                <mi>s</mi>
                <mn>1</mn>
                <mi>s</mi>
                <mn>0</mn>
              </mrow>
            </msub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)</mo>
      </mrow>
    </mrow>
    <annotation encoding="StarMath 5.0">E_Sd = E_1 + E_0 - 2 Re( r_s1s0 (0))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o stretchy="false">=</mo>
      <msub>
        <mi>E</mi>
        <mn>0</mn>
      </msub>
      <mo stretchy="false">=</mo>
      <msub>
        <mi>E</mi>
        <mi>b</mi>
      </msub>
    </mrow>
    <annotation encoding="StarMath 5.0">E_1 = E_0 = E_b</annotation>
  </semantics>
</math>
</file>

<file path=Object 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row>
              <msub>
                <mi>r</mi>
                <mrow>
                  <mi>s</mi>
                  <mn>1</mn>
                  <mi>s</mi>
                  <mn>0</mn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subsup>
              <mi>s</mi>
              <mn>0</mn>
              <mtext>*</mtext>
            </msubsup>
            <mrow>
              <mo fence="true" stretchy="false">(</mo>
              <mrow>
                <mrow>
                  <mi>t</mi>
                  <mo stretchy="false">+</mo>
                  <mn>0</mn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subsup>
                      <mi>s</mi>
                      <mn>1</mn>
                      <mtext>*</mtext>
                    </msub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o stretchy="false">−</mo>
          <mrow>
            <munderover>
              <mo stretchy="false">∫</mo>
              <mi mathvariant="normal">∞</mi>
              <mi mathvariant="normal">∞</mi>
            </munderover>
            <msup>
              <mrow>
                <mo fence="true" stretchy="false">|</mo>
                <mrow>
                  <mrow>
                    <msub>
                      <mi>s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</mrow>
        </mrow>
      </mrow>
      <mrow>
        <mi mathvariant="italic">dt</mi>
        <mo stretchy="false">=</mo>
        <mrow>
          <mo stretchy="false">−</mo>
          <msub>
            <mi>E</mi>
            <mn>1</mn>
          </msub>
        </mrow>
        <mo stretchy="false">=</mo>
        <mrow>
          <mo stretchy="false">−</mo>
          <msub>
            <mi>E</mi>
            <mi>b</mi>
          </msub>
        </mrow>
      </mrow>
    </mrow>
    <annotation encoding="StarMath 5.0">Re( r_s1s0 (0)) = int from{ infinity } to{ infinity } { s_1 (t)s^{"*"}_0(t+0) } dt  = int from{ infinity } to{ infinity } { s_1 (t)(-s^{"*"}_1(t))} dt =  -int from{ infinity } to{ infinity }   lline s_1 (t) rline^2  dt = -E_1 = -E_b</annotation>
  </semantics>
</math>
</file>

<file path=Object 6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i>b</mi>
          </msub>
          <mo stretchy="false">+</mo>
          <msub>
            <mi>E</mi>
            <mi>b</mi>
          </msub>
          <mo stretchy="false">−</mo>
          <mn>2</mn>
        </mrow>
      </mrow>
      <mrow>
        <mrow>
          <mo fence="true" stretchy="false">(</mo>
          <mrow>
            <mrow>
              <mo stretchy="false">−</mo>
              <msub>
                <mi>E</mi>
                <mi>b</mi>
              </msub>
            </mrow>
          </mrow>
          <mo fence="true" stretchy="false">)</mo>
        </mrow>
        <mo stretchy="false">=</mo>
        <mn>4</mn>
      </mrow>
      <msub>
        <mi>E</mi>
        <mi>b</mi>
      </msub>
    </mrow>
    <annotation encoding="StarMath 5.0">E_Sd = E_b + E_b - 2 ( -E_b ) = 4E_b</annotation>
  </semantics>
</math>
</file>

<file path=Object 7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row>
          <mo fence="true" stretchy="false">(</mo>
          <mrow>
            <msqrt>
              <mfrac>
                <mrow>
                  <mn>4</mn>
                  <msub>
                    <mi>E</mi>
                    <mi>b</mi>
                  </msub>
                </mrow>
                <mrow>
                  <mn>2</mn>
                  <msub>
                    <mi>N</mi>
                    <mi>o</mi>
                  </msub>
                </mrow>
              </mfrac>
            </msqrt>
          </mrow>
          <mo fence="true" stretchy="false">)</mo>
        </mrow>
        <mo stretchy="false">=</mo>
        <mi>Q</mi>
      </mrow>
      <mrow>
        <mo fence="true" stretchy="false">(</mo>
        <mrow>
          <msqrt>
            <mfrac>
              <mrow>
                <mn>2</mn>
                <msub>
                  <mi>E</mi>
                  <mi>b</mi>
                </msub>
              </mrow>
              <msub>
                <mi>N</mi>
                <mi>o</mi>
              </msub>
            </mfrac>
          </msqrt>
        </mrow>
        <mo fence="true" stretchy="false">)</mo>
      </mrow>
    </mrow>
    <annotation encoding="StarMath 5.0">P_Eb = Q(sqrt{{4E_b}over{2N_o}}) = Q(sqrt{{2E_b}over{N_o}})</annotation>
  </semantics>
</math>
</file>

<file path=Object 8/content.xml><?xml version="1.0" encoding="utf-8"?>
<math xmlns="http://www.w3.org/1998/Math/MathML" display="block">
  <semantics>
    <mrow>
      <mrow>
        <msub>
          <mi>α</mi>
          <mi>A</mi>
        </msub>
        <mo stretchy="false">=</mo>
        <mi>E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i>E</mi>
      </mrow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+</mo>
        <mi>j</mi>
      </mrow>
      <mi>E</mi>
      <mrow>
        <mo fence="true" stretchy="false">{</mo>
        <mrow>
          <mrow>
            <mi mathvariant="normal">ℑ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row>
        <mo fence="true" stretchy="false">}</mo>
      </mrow>
    </mrow>
    <annotation encoding="StarMath 5.0">α_A = E lbrace {A_n} rbrace = E lbrace {Re (A_n)} rbrace +j E lbrace {Im (A_n)} rbrace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i mathvariant="italic">An</mi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i mathvariant="italic">Acos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cos</mi>
            </mrow>
            <mrow>
              <mo fence="true" stretchy="false">(</mo>
              <mrow>
                <mrow>
                  <mo stretchy="false">−</mo>
                  <mi>α</mi>
                </mrow>
              </mrow>
              <mo fence="true" stretchy="false">)</mo>
            </mrow>
          </mrow>
          <mn>2</mn>
        </mfrac>
        <mo stretchy="false">=</mo>
        <mfrac>
          <mrow>
            <mi mathvariant="italic">Acos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cos</mi>
            </mrow>
            <mrow>
              <mo fence="true" stretchy="false">(</mo>
              <mrow>
                <mi>α</mi>
              </mrow>
              <mo fence="true" stretchy="false">)</mo>
            </mrow>
          </mrow>
          <mn>2</mn>
        </mfrac>
        <mo stretchy="false">=</mo>
        <mi mathvariant="italic">Acos</mi>
      </mrow>
      <mrow>
        <mo fence="true" stretchy="false">(</mo>
        <mrow>
          <mi>α</mi>
        </mrow>
        <mo fence="true" stretchy="false">)</mo>
      </mrow>
    </mrow>
    <annotation encoding="StarMath 5.0">E lbrace {Re (An)} rbrace = {Acos( α )+Acos(-α)} over { 2 } = {Acos( α )+Acos(α)} over { 2 } = Acos(α) </annotation>
  </semantics>
</math>
</file>